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8.66mm"/>
    </style:style>
    <style:style style:name="co2" style:family="table-column">
      <style:table-column-properties fo:break-before="auto" style:column-width="224.54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143.1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umpSqlStat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templateStmtKey</text:p>
          </table:table-cell>
          <table:table-cell office:value-type="string" calcext:value-type="string">
            <text:p>firstPStmt</text:p>
          </table:table-cell>
          <table:table-cell office:value-type="string" calcext:value-type="string">
            <text:p>firstStmtWithValue</text:p>
          </table:table-cell>
          <table:table-cell office:value-type="string" calcext:value-type="string">
            <text:p>firstStack</text:p>
          </table:table-cell>
          <table:table-cell office:value-type="string" calcext:value-type="string">
            <text:p>firstStackD</text:p>
          </table:table-cell>
          <table:table-cell office:value-type="string" calcext:value-type="string">
            <text:p>maxReachedMillis</text:p>
          </table:table-cell>
          <table:table-cell office:value-type="string" calcext:value-type="string">
            <text:p>maxreachedPStmt</text:p>
          </table:table-cell>
          <table:table-cell office:value-type="string" calcext:value-type="string">
            <text:p>maxreachedStmtWithValue</text:p>
          </table:table-cell>
          <table:table-cell office:value-type="string" calcext:value-type="string">
            <text:p>maxReachedStack</text:p>
          </table:table-cell>
          <table:table-cell office:value-type="string" calcext:value-type="string">
            <text:p>maxReachedStackD</text:p>
          </table:table-cell>
          <table:table-cell office:value-type="string" calcext:value-type="string">
            <text:p>totalMilli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gMillis</text:p>
          </table:table-cell>
          <table:table-cell office:value-type="string" calcext:value-type="string">
            <text:p>fetchTotalMillis</text:p>
          </table:table-cell>
          <table:table-cell office:value-type="string" calcext:value-type="string">
            <text:p>rowsCou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cumul</text:p>
          </table:table-cell>
        </table:table-row>
        <table:table-row table:style-name="ro1">
          <table:table-cell table:number-columns-repeated="2" office:value-type="string" calcext:value-type="string">
            <text:p>execute</text:p>
          </table:table-cell>
          <table:table-cell office:value-type="string" calcext:value-type="string">
            <text:p>drop table department if exists</text:p>
          </table:table-cell>
          <table:table-cell table:number-columns-repeated="2" office:value-type="string" calcext:value-type="string">
            <text:p>TemplateSqlEntryStatsCallLogger:217/:153/CallMsgInfoListLogger:51/CallInfoLoggerHelper:57/StatementLog:146/:220/ProxyStatement:95/HikariProxyStatement:-1/GenerationTargetToDatabase:54/SchemaDropperImpl:375/:359/:241/:154/:126/:112/SchemaManagementToolCoordinator:144/:72/SessionFactoryImpl:310/SessionFactoryBuilderImpl:467/EntityManagerFactoryBuilderImpl:939/AbstractAutowireCapableBeanFactory:1837/:1774/:593/:515/AbstractBeanFactory:320/DefaultSingletonBeanRegistry:222/AbstractBeanFactory:318/:199/AbstractApplicationContext:1105/:867/:549/ServletWebServerApplicationContext:142/SpringApplication:775/:397/:316/:1260/:1248/AppMain: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alter table department add constraint FKmrmse0ltnb128xopi6nutw3if foreign key (dept_manager_id) references employee</text:p>
          </table:table-cell>
          <table:table-cell table:number-columns-repeated="2" office:value-type="string" calcext:value-type="string">
            <text:p>TemplateSqlEntryStatsCallLogger:217/:173/CallMsgInfoListLogger:51/CallInfoLoggerHelper:57/StatementLog:146/:220/ProxyStatement:95/HikariProxyStatement:-1/GenerationTargetToDatabase:54/SchemaCreatorImpl:440/:424/:375/:166/:135/:121/SchemaManagementToolCoordinator:155/:72/SessionFactoryImpl:310/SessionFactoryBuilderImpl:467/EntityManagerFactoryBuilderImpl:939/AbstractAutowireCapableBeanFactory:1837/:1774/:593/:515/AbstractBeanFactory:320/DefaultSingletonBeanRegistry:222/AbstractBeanFactory:318/:199/AbstractApplicationContext:1105/:867/:549/ServletWebServerApplicationContext:142/SpringApplication:775/:397/:316/:1260/:1248/AppMain: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/[.K$14]" office:value-type="percentage" office:value="0.487179487179487" calcext:value-type="percentage">
            <text:p>48,72 %</text:p>
          </table:table-cell>
          <table:table-cell table:formula="of:=[.P2]" office:value-type="percentage" office:value="0.487179487179487" calcext:value-type="percentage">
            <text:p>48,72 %</text:p>
          </table:table-cell>
        </table:table-row>
        <table:table-row table:style-name="ro1">
          <table:table-cell table:number-columns-repeated="3" office:value-type="string" calcext:value-type="string">
            <text:p>select employee0_.id as col_0_0_, employee0_.version as col_1_0_, employee0_.first_name as col_2_0_, employee0_.last_name as col_3_0_, employee0_.email as col_4_0_, employee0_.address as col_5_0_, department1_.id as col_6_0_, department1_.department_name as col_7_0_, employee2_.id as col_8_0_, employee2_.first_name as col_9_0_, employee2_.last_name as col_10_0_, employee2_.email as col_11_0_ from employee employee0_ left outer join department department1_ on employee0_.department_id=department1_.id left outer join employee employee2_ on employee0_.manager_id=employee2_.id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Loader:2167/:1930/:1892/:937/:340/:2689/:2672/:2506/:2501/QueryLoader:504/QueryTranslatorImpl:395/HQLQueryPlan:220/SessionImpl:1508/AbstractProducedQuery:1537/:1505/Query:132/JpaQueryExecution:129/:91/AbstractJpaQuery:136/:125/RepositoryFactorySupport:605/:595/:595/DefaultMethodInvokingMethodInterceptor:59/PersistenceExceptionTranslationInterceptor:139/CrudMethodMetadataPostProcessor:138/ExposeInvocationInterceptor:93/SurroundingTransactionDetectorMethodInterceptor:61/ApiService:49/ApiController:35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lect employee0_.id as col_0_0_, employee0_.version as col_1_0_, employee0_.first_name as col_2_0_, employee0_.last_name as col_3_0_, employee0_.email as col_4_0_, employee0_.address as col_5_0_, department1_.id as col_6_0_, department1_.department_name as col_7_0_, employee2_.id as col_8_0_, employee2_.first_name as col_9_0_, employee2_.last_name as col_10_0_, employee2_.email as col_11_0_ from employee employee0_ left outer join department department1_ on employee0_.department_id=department1_.id left outer join employee employee2_ on employee0_.manager_id=employee2_.id</text:p>
          </table:table-cell>
          <table:table-cell table:number-columns-repeated="2" office:value-type="string" calcext:value-type="string">
            <text:p>TemplateSqlEntryStatsCallLogger:217/:173/CallMsgInfoListLogger:51/CallInfoLoggerHelper:69/StatementLog:150/JdbcLoggerPreparedStatement:214/ProxyPreparedStatement:52/HikariProxyPreparedStatement:-1/ResultSetReturnImpl:60/Loader:2167/:1930/:1892/:937/:340/:2689/:2672/:2506/:2501/QueryLoader:504/QueryTranslatorImpl:395/HQLQueryPlan:220/SessionImpl:1508/AbstractProducedQuery:1537/:1505/Query:132/JpaQueryExecution:129/:91/AbstractJpaQuery:136/:125/RepositoryFactorySupport:605/:595/:595/DefaultMethodInvokingMethodInterceptor:59/PersistenceExceptionTranslationInterceptor:139/CrudMethodMetadataPostProcessor:138/ExposeInvocationInterceptor:93/SurroundingTransactionDetectorMethodInterceptor:61/ApiService:49/ApiController:35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table:formula="of:=[.K3]/[.K$14]" office:value-type="percentage" office:value="0.128205128205128" calcext:value-type="percentage">
            <text:p>12,82 %</text:p>
          </table:table-cell>
          <table:table-cell table:formula="of:=[.Q2]+[.P3]" office:value-type="percentage" office:value="0.615384615384615" calcext:value-type="percentage">
            <text:p>61,54 %</text:p>
          </table:table-cell>
        </table:table-row>
        <table:table-row table:style-name="ro1">
          <table:table-cell office:value-type="string" calcext:value-type="string">
            <text:p>update employee set set address=?, department_id=?, email=?, first_name=?, last_name=?, manager_id=?, version=? where id=? and version=?</text:p>
          </table:table-cell>
          <table:table-cell office:value-type="string" calcext:value-type="string">
            <text:p>update employee set address=?, department_id=?, email=?, first_name=?, last_name=?, manager_id=?, version=? where id=? and version=?</text:p>
          </table:table-cell>
          <table:table-cell office:value-type="string" calcext:value-type="string">
            <text:p>update employee set address=null, department_id=2, email=null, first_name='MngFirstname2', last_name='MngLastname2', manager_id=null, version=1 where id=2 and version=0</text:p>
          </table:table-cell>
          <table:table-cell table:number-columns-repeated="2" office:value-type="string" calcext:value-type="string">
            <text:p>TemplateSqlEntryStatsCallLogger:217/:153/CallMsgInfoListLogger:51/CallInfoLoggerHelper:57/StatementLog:146/JdbcLoggerPreparedStatement:232/ProxyPreparedStatement:61/HikariProxyPreparedStatement:-1/ResultSetReturnImpl:175/AbstractEntityPersister:3360/:3233/:3634/EntityUpdateAction:146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date employee set address=?, department_id=?, email=?, first_name=?, last_name=?, manager_id=?, version=? where id=? and version=?</text:p>
          </table:table-cell>
          <table:table-cell office:value-type="string" calcext:value-type="string">
            <text:p>update employee set address=null, department_id=4, email=null, first_name='DeptEmp4Firstname4', last_name='DeptEmp4Lastname4', manager_id=100, version=1 where id=103 and version=0</text:p>
          </table:table-cell>
          <table:table-cell table:number-columns-repeated="2" office:value-type="string" calcext:value-type="string">
            <text:p>TemplateSqlEntryStatsCallLogger:217/:173/CallMsgInfoListLogger:51/CallInfoLoggerHelper:57/StatementLog:146/JdbcLoggerPreparedStatement:232/ProxyPreparedStatement:61/HikariProxyPreparedStatement:-1/ResultSetReturnImpl:175/AbstractEntityPersister:3360/:3233/:3634/EntityUpdateAction:146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9" calcext:value-type="float">
            <text:p>9</text:p>
          </table:table-cell>
          <table:table-cell office:value-type="float" office:value="2352" calcext:value-type="float">
            <text:p>23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4]/[.K$14]" office:value-type="percentage" office:value="0.115384615384615" calcext:value-type="percentage">
            <text:p>11,54 %</text:p>
          </table:table-cell>
          <table:table-cell table:formula="of:=[.Q3]+[.P4]" office:value-type="percentage" office:value="0.730769230769231" calcext:value-type="percentage">
            <text:p>73,08 %</text:p>
          </table:table-cell>
        </table:table-row>
        <table:table-row table:style-name="ro1">
          <table:table-cell table:number-columns-repeated="3" office:value-type="string" calcext:value-type="string">
            <text:p>select employee0_.id as id1_1_, employee0_.address as address2_1_, employee0_.department_id as departme3_1_, employee0_.email as email4_1_, employee0_.first_name as first_na5_1_, employee0_.last_name as last_nam6_1_, employee0_.manager_id as manager_7_1_, employee0_.version as version8_1_ from employee employee0_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Loader:2167/:1930/:1892/:937/:340/:2689/:2672/:2506/:2501/QueryLoader:504/QueryTranslatorImpl:395/HQLQueryPlan:220/SessionImpl:1508/AbstractProducedQuery:1537/:1505/Query:132/CriteriaQueryTypeQueryAdapter:74/SimpleJpaRepository:313/:74/NativeMethodAccessorImpl:-2/:62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ApiService:53/ApiController:40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lect employee0_.id as id1_1_, employee0_.address as address2_1_, employee0_.department_id as departme3_1_, employee0_.email as email4_1_, employee0_.first_name as first_na5_1_, employee0_.last_name as last_nam6_1_, employee0_.manager_id as manager_7_1_, employee0_.version as version8_1_ from employee employee0_</text:p>
          </table:table-cell>
          <table:table-cell table:number-columns-repeated="2" office:value-type="string" calcext:value-type="string">
            <text:p>TemplateSqlEntryStatsCallLogger:217/:173/CallMsgInfoListLogger:51/CallInfoLoggerHelper:69/StatementLog:150/JdbcLoggerPreparedStatement:214/ProxyPreparedStatement:52/HikariProxyPreparedStatement:-1/ResultSetReturnImpl:60/Loader:2167/:1930/:1892/:937/:340/:2689/:2672/:2506/:2501/QueryLoader:504/QueryTranslatorImpl:395/HQLQueryPlan:220/SessionImpl:1508/AbstractProducedQuery:1537/:1505/Query:132/CriteriaQueryTypeQueryAdapter:74/SimpleJpaRepository:313/:74/NativeMethodAccessorImpl:-2/:62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ApiService:53/ApiController:40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table:formula="of:=[.K5]/[.K$14]" office:value-type="percentage" office:value="0.0897435897435897" calcext:value-type="percentage">
            <text:p>8,97 %</text:p>
          </table:table-cell>
          <table:table-cell table:formula="of:=[.Q4]+[.P5]" office:value-type="percentage" office:value="0.820512820512821" calcext:value-type="percentage">
            <text:p>82,05 %</text:p>
          </table:table-cell>
        </table:table-row>
        <table:table-row table:style-name="ro1">
          <table:table-cell table:number-columns-repeated="3" office:value-type="string" calcext:value-type="string">
            <text:p>call next value for employees_seq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SequenceStructure:95/PooledOptimizer:73/SequenceStyleGenerator:482/AbstractSaveEventListener:119/DefaultPersistEventListener:192/:135/:62/SessionImpl:800/:785/NativeMethodAccessorImpl:-2/:62/DelegatingMethodAccessorImpl:43/SimpleJpaRepository:496/NativeMethodAccessorImpl:-2/:62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DataFeederService:34/:26/XaHelper:12/&lt;generated&gt;:-1/MethodProxy:218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next value for employees_seq</text:p>
          </table:table-cell>
          <table:table-cell table:number-columns-repeated="2" office:value-type="string" calcext:value-type="string">
            <text:p>TemplateSqlEntryStatsCallLogger:217/:173/CallMsgInfoListLogger:51/CallInfoLoggerHelper:69/StatementLog:150/JdbcLoggerPreparedStatement:214/ProxyPreparedStatement:52/HikariProxyPreparedStatement:-1/ResultSetReturnImpl:60/SequenceStructure:95/PooledOptimizer:93/SequenceStyleGenerator:482/AbstractSaveEventListener:119/DefaultPersistEventListener:192/:135/:62/SessionImpl:800/:785/jdk.internal.reflect.GeneratedMethodAccessor47.invoke (Unknown Source)/DelegatingMethodAccessorImpl:43/SimpleJpaRepository:496/jdk.internal.reflect.GeneratedMethodAccessor46.invoke (Unknown Source)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DataFeederService:60/:26/XaHelper:12/&lt;generated&gt;:-1/MethodProxy:218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formula="of:=[.K6]/[.K$14]" office:value-type="percentage" office:value="0.0512820512820513" calcext:value-type="percentage">
            <text:p>5,13 %</text:p>
          </table:table-cell>
          <table:table-cell table:formula="of:=[.Q5]+[.P6]" office:value-type="percentage" office:value="0.871794871794872" calcext:value-type="percentage">
            <text:p>87,18 %</text:p>
          </table:table-cell>
        </table:table-row>
        <table:table-row table:style-name="ro1">
          <table:table-cell table:number-columns-repeated="3" office:value-type="string" calcext:value-type="string">
            <text:p>select count(*) as col_0_0_ from employee employee0_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Loader:2167/:1930/:1892/:937/:340/:2689/:2672/:2506/:2501/QueryLoader:504/QueryTranslatorImpl:395/HQLQueryPlan:220/SessionImpl:1508/AbstractProducedQuery:1537/:1505/:1553/SimpleJpaRepository:477/NativeMethodAccessorImpl:-2/:62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ApiTestService:44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lect count(*) as col_0_0_ from employee employee0_</text:p>
          </table:table-cell>
          <table:table-cell table:number-columns-repeated="2" office:value-type="string" calcext:value-type="string">
            <text:p>TemplateSqlEntryStatsCallLogger:217/:173/CallMsgInfoListLogger:51/CallInfoLoggerHelper:69/StatementLog:150/JdbcLoggerPreparedStatement:214/ProxyPreparedStatement:52/HikariProxyPreparedStatement:-1/ResultSetReturnImpl:60/Loader:2167/:1930/:1892/:937/:340/:2689/:2672/:2506/:2501/QueryLoader:504/QueryTranslatorImpl:395/HQLQueryPlan:220/SessionImpl:1508/AbstractProducedQuery:1537/:1505/:1553/SimpleJpaRepository:477/NativeMethodAccessorImpl:-2/:62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ApiTestService:44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7]/[.K$14]" office:value-type="percentage" office:value="0.0384615384615385" calcext:value-type="percentage">
            <text:p>3,85 %</text:p>
          </table:table-cell>
          <table:table-cell table:formula="of:=[.Q6]+[.P7]" office:value-type="percentage" office:value="0.91025641025641" calcext:value-type="percentage">
            <text:p>91,03 %</text:p>
          </table:table-cell>
        </table:table-row>
        <table:table-row table:style-name="ro1">
          <table:table-cell office:value-type="string" calcext:value-type="string">
            <text:p>select employees0_.department_ ... from employee employees0_ where employees0_.department_id=?</text:p>
          </table:table-cell>
          <table:table-cell office:value-type="string" calcext:value-type="string">
            <text:p>select employees0_.department_id as departme3_1_0_, employees0_.id as id1_1_0_, employees0_.id as id1_1_1_, employees0_.address as address2_1_1_, employees0_.department_id as departme3_1_1_, employees0_.email as email4_1_1_, employees0_.first_name as first_na5_1_1_, employees0_.last_name as last_nam6_1_1_, employees0_.manager_id as manager_7_1_1_, employees0_.version as version8_1_1_ from employee employees0_ where employees0_.department_id=?</text:p>
          </table:table-cell>
          <table:table-cell office:value-type="string" calcext:value-type="string">
            <text:p>select employees0_.department_id as departme3_1_0_, employees0_.id as id1_1_0_, employees0_.id as id1_1_1_, employees0_.address as address2_1_1_, employees0_.department_id as departme3_1_1_, employees0_.email as email4_1_1_, employees0_.first_name as first_na5_1_1_, employees0_.last_name as last_nam6_1_1_, employees0_.manager_id as manager_7_1_1_, employees0_.version as version8_1_1_ from employee employees0_ where employees0_.department_id=2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AbstractLoadPlanBasedLoader:419/:191/:121/:86/AbstractLoadPlanBasedCollectionInitializer:87/AbstractCollectionPersister:691/DefaultInitializeCollectionEventListener:75/SessionImpl:2246/AbstractPersistentCollection:585/:263/:581/:148/PersistentBag:303/MapperFacadeImpl:620/:428/Orika_DepartmentDTO_Department_Mapper931399104629300$1:-1/UseCustomMapperStrategy:77/DefaultBoundMapperFacade:137/Orika_EmployeeDTO4_Employee_Mapper931398938638200$0:-1/UseCustomMapperStrategy:77/MapperFacadeImpl:253/:799/:622/:420/:707/DtoConverter:23/ApiService:54/ApiController:40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employees0_.department_id as departme3_1_0_, employees0_.id as id1_1_0_, employees0_.id as id1_1_1_, employees0_.address as address2_1_1_, employees0_.department_id as departme3_1_1_, employees0_.email as email4_1_1_, employees0_.first_name as first_na5_1_1_, employees0_.last_name as last_nam6_1_1_, employees0_.manager_id as manager_7_1_1_, employees0_.version as version8_1_1_ from employee employees0_ where employees0_.department_id=?</text:p>
          </table:table-cell>
          <table:table-cell office:value-type="string" calcext:value-type="string">
            <text:p>select employees0_.department_id as departme3_1_0_, employees0_.id as id1_1_0_, employees0_.id as id1_1_1_, employees0_.address as address2_1_1_, employees0_.department_id as departme3_1_1_, employees0_.email as email4_1_1_, employees0_.first_name as first_na5_1_1_, employees0_.last_name as last_nam6_1_1_, employees0_.manager_id as manager_7_1_1_, employees0_.version as version8_1_1_ from employee employees0_ where employees0_.department_id=2</text:p>
          </table:table-cell>
          <table:table-cell table:number-columns-repeated="2" office:value-type="string" calcext:value-type="string">
            <text:p>TemplateSqlEntryStatsCallLogger:217/:173/CallMsgInfoListLogger:51/CallInfoLoggerHelper:69/StatementLog:150/JdbcLoggerPreparedStatement:214/ProxyPreparedStatement:52/HikariProxyPreparedStatement:-1/ResultSetReturnImpl:60/AbstractLoadPlanBasedLoader:419/:191/:121/:86/AbstractLoadPlanBasedCollectionInitializer:87/AbstractCollectionPersister:691/DefaultInitializeCollectionEventListener:75/SessionImpl:2246/AbstractPersistentCollection:585/:263/:581/:148/PersistentBag:303/MapperFacadeImpl:620/:428/Orika_DepartmentDTO_Department_Mapper931399104629300$1:-1/UseCustomMapperStrategy:77/DefaultBoundMapperFacade:137/Orika_EmployeeDTO4_Employee_Mapper931398938638200$0:-1/UseCustomMapperStrategy:77/MapperFacadeImpl:253/:799/:622/:420/:707/DtoConverter:23/ApiService:54/ApiController:40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table:formula="of:=[.K8]/[.K$14]" office:value-type="percentage" office:value="0.0384615384615385" calcext:value-type="percentage">
            <text:p>3,85 %</text:p>
          </table:table-cell>
          <table:table-cell table:formula="of:=[.Q7]+[.P8]" office:value-type="percentage" office:value="0.948717948717949" calcext:value-type="percentage">
            <text:p>94,87 %</text:p>
          </table:table-cell>
        </table:table-row>
        <table:table-row table:style-name="ro1">
          <table:table-cell office:value-type="string" calcext:value-type="string">
            <text:p>update department set set dept_manager_id=?, department_name=?, version=? where id=? and version=?</text:p>
          </table:table-cell>
          <table:table-cell office:value-type="string" calcext:value-type="string">
            <text:p>update department set dept_manager_id=?, department_name=?, version=? where id=? and version=?</text:p>
          </table:table-cell>
          <table:table-cell office:value-type="string" calcext:value-type="string">
            <text:p>update department set dept_manager_id=2, department_name='Dept2', version=1 where id=2 and version=0</text:p>
          </table:table-cell>
          <table:table-cell table:number-columns-repeated="2" office:value-type="string" calcext:value-type="string">
            <text:p>TemplateSqlEntryStatsCallLogger:217/:153/CallMsgInfoListLogger:51/CallInfoLoggerHelper:57/StatementLog:146/JdbcLoggerPreparedStatement:232/ProxyPreparedStatement:61/HikariProxyPreparedStatement:-1/ResultSetReturnImpl:175/AbstractEntityPersister:3360/:3233/:3634/EntityUpdateAction:146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 department set dept_manager_id=?, department_name=?, version=? where id=? and version=?</text:p>
          </table:table-cell>
          <table:table-cell office:value-type="string" calcext:value-type="string">
            <text:p>update department set dept_manager_id=2, department_name='Dept2', version=1 where id=2 and version=0</text:p>
          </table:table-cell>
          <table:table-cell table:number-columns-repeated="2" office:value-type="string" calcext:value-type="string">
            <text:p>TemplateSqlEntryStatsCallLogger:217/:173/CallMsgInfoListLogger:51/CallInfoLoggerHelper:57/StatementLog:146/JdbcLoggerPreparedStatement:232/ProxyPreparedStatement:61/HikariProxyPreparedStatement:-1/ResultSetReturnImpl:175/AbstractEntityPersister:3360/:3233/:3634/EntityUpdateAction:146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9]/[.K$14]" office:value-type="percentage" office:value="0.0256410256410256" calcext:value-type="percentage">
            <text:p>2,56 %</text:p>
          </table:table-cell>
          <table:table-cell table:formula="of:=[.Q8]+[.P9]" office:value-type="percentage" office:value="0.974358974358974" calcext:value-type="percentage">
            <text:p>97,44 %</text:p>
          </table:table-cell>
        </table:table-row>
        <table:table-row table:style-name="ro1">
          <table:table-cell table:number-columns-repeated="3" office:value-type="string" calcext:value-type="string">
            <text:p>call next value for departments_seq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SequenceStructure:95/NoopOptimizer:40/SequenceStyleGenerator:482/AbstractSaveEventListener:119/DefaultPersistEventListener:192/:135/:62/SessionImpl:800/:785/NativeMethodAccessorImpl:-2/:62/DelegatingMethodAccessorImpl:43/SimpleJpaRepository:496/NativeMethodAccessorImpl:-2/:62/DelegatingMethodAccessorImpl:43/RepositoryComposition:359/:200/RepositoryFactorySupport:644/:608/:595/:595/DefaultMethodInvokingMethodInterceptor:59/PersistenceExceptionTranslationInterceptor:139/CrudMethodMetadataPostProcessor:138/ExposeInvocationInterceptor:93/SurroundingTransactionDetectorMethodInterceptor:61/DataFeederService:38/:26/XaHelper:12/&lt;generated&gt;:-1/MethodProxy:218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K10]/[.K$14]" office:value-type="percentage" office:value="0.0128205128205128" calcext:value-type="percentage">
            <text:p>1,28 %</text:p>
          </table:table-cell>
          <table:table-cell table:formula="of:=[.Q9]+[.P10]" office:value-type="percentage" office:value="0.987179487179487" calcext:value-type="percentage">
            <text:p>98,72 %</text:p>
          </table:table-cell>
        </table:table-row>
        <table:table-row table:style-name="ro1">
          <table:table-cell office:value-type="string" calcext:value-type="string">
            <text:p>insert into employee (address, department_id, email...) values (?...)</text:p>
          </table:table-cell>
          <table:table-cell office:value-type="string" calcext:value-type="string">
            <text:p>insert into employee (address, department_id, email, first_name, last_name, manager_id, version, id) values (?, ?, ?, ?, ?, ?, ?, ?)</text:p>
          </table:table-cell>
          <table:table-cell office:value-type="string" calcext:value-type="string">
            <text:p>insert into employee (address, department_id, email, first_name, last_name, manager_id, version, id) values (null, null, null, 'John', 'Smith', null, 0, 1)</text:p>
          </table:table-cell>
          <table:table-cell table:number-columns-repeated="2" office:value-type="string" calcext:value-type="string">
            <text:p>TemplateSqlEntryStatsCallLogger:217/:153/CallMsgInfoListLogger:51/CallInfoLoggerHelper:57/StatementLog:146/JdbcLoggerPreparedStatement:232/ProxyPreparedStatement:61/HikariProxyPreparedStatement:-1/ResultSetReturnImpl:175/AbstractEntityPersister:3176/:3690/EntityInsertAction:90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t into employee (address, department_id, email, first_name, last_name, manager_id, version, id) values (?, ?, ?, ?, ?, ?, ?, ?)</text:p>
          </table:table-cell>
          <table:table-cell office:value-type="string" calcext:value-type="string">
            <text:p>insert into employee (address, department_id, email, first_name, last_name, manager_id, version, id) values (null, null, null, 'DeptEmp2Firstname30', 'DeptEmp2Lastname30', null, 0, 31)</text:p>
          </table:table-cell>
          <table:table-cell table:number-columns-repeated="2" office:value-type="string" calcext:value-type="string">
            <text:p>TemplateSqlEntryStatsCallLogger:217/:173/CallMsgInfoListLogger:51/CallInfoLoggerHelper:57/StatementLog:146/JdbcLoggerPreparedStatement:232/ProxyPreparedStatement:61/HikariProxyPreparedStatement:-1/ResultSetReturnImpl:175/AbstractEntityPersister:3176/:3690/EntityInsertAction:90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1]/[.K$14]" office:value-type="percentage" office:value="0.0128205128205128" calcext:value-type="percentage">
            <text:p>1,28 %</text:p>
          </table:table-cell>
          <table:table-cell table:formula="of:=[.Q10]+[.P11]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nsert into department (dept_manager_id, department_n...) values (?...)</text:p>
          </table:table-cell>
          <table:table-cell office:value-type="string" calcext:value-type="string">
            <text:p>insert into department (dept_manager_id, department_name, version, id) values (?, ?, ?, ?)</text:p>
          </table:table-cell>
          <table:table-cell office:value-type="string" calcext:value-type="string">
            <text:p>insert into department (dept_manager_id, department_name, version, id) values (null, 'IT', 0, 1)</text:p>
          </table:table-cell>
          <table:table-cell table:number-columns-repeated="2" office:value-type="string" calcext:value-type="string">
            <text:p>TemplateSqlEntryStatsCallLogger:217/:153/CallMsgInfoListLogger:51/CallInfoLoggerHelper:57/StatementLog:146/JdbcLoggerPreparedStatement:232/ProxyPreparedStatement:61/HikariProxyPreparedStatement:-1/ResultSetReturnImpl:175/AbstractEntityPersister:3176/:3690/EntityInsertAction:90/ActionQueue:604/:478/AbstractFlushingEventListener:356/DefaultFlushEventListener:39/SessionImpl:1454/:511/:3290/:2486/JdbcCoordinatorImpl:473/JdbcResourceLocalTransactionCoordinatorImpl:178/:39/:271/TransactionImpl:104/&lt;generated&gt;:-1/DataFeederService:26/&lt;generated&gt;:-1/MethodProxy:218/&lt;generated&gt;:-1/ApiTestService:46/NativeMethodAccessorImpl:-2/:62/DelegatingMethodAccessorImpl:43/InitDestroyAnnotationBeanPostProcessor:363/:307/:136/AbstractAutowireCapableBeanFactory:414/:1770/:593/:515/AbstractBeanFactory:320/DefaultSingletonBeanRegistry:222/AbstractBeanFactory:318/:199/DependencyDescriptor:277/DefaultListableBeanFactory:1248/:1168/AutowiredAnnotationBeanPostProcessor:593/InjectionMetadata:90/AutowiredAnnotationBeanPostProcessor:374/AbstractAutowireCapableBeanFactory:1411/:592/:515/AbstractBeanFactory:320/DefaultSingletonBeanRegistry:222/AbstractBeanFactory:318/:199/DefaultListableBeanFactory:843/AbstractApplicationContext:877/:549/ServletWebServerApplicationContext:142/SpringApplication:775/:397/:316/:1260/:1248/AppMain: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12]/[.K$14]" office:value-type="percentage" office:value="0" calcext:value-type="percentage">
            <text:p>0,00 %</text:p>
          </table:table-cell>
          <table:table-cell table:formula="of:=[.Q11]+[.P12]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select department0_.id as id1_ ... from department department0_ where department0_.id=?</text:p>
          </table:table-cell>
          <table:table-cell office:value-type="string" calcext:value-type="string">
            <text:p>select department0_.id as id1_0_0_, department0_.dept_manager_id as dept_man2_0_0_, department0_.department_name as departme3_0_0_, department0_.version as version4_0_0_ from department department0_ where department0_.id=?</text:p>
          </table:table-cell>
          <table:table-cell office:value-type="string" calcext:value-type="string">
            <text:p>select department0_.id as id1_0_0_, department0_.dept_manager_id as dept_man2_0_0_, department0_.department_name as departme3_0_0_, department0_.version as version4_0_0_ from department department0_ where department0_.id=2</text:p>
          </table:table-cell>
          <table:table-cell table:number-columns-repeated="2" office:value-type="string" calcext:value-type="string">
            <text:p>TemplateSqlEntryStatsCallLogger:217/:153/CallMsgInfoListLogger:51/CallInfoLoggerHelper:69/StatementLog:150/JdbcLoggerPreparedStatement:214/ProxyPreparedStatement:52/HikariProxyPreparedStatement:-1/ResultSetReturnImpl:60/AbstractLoadPlanBasedLoader:419/:191/:121/:86/AbstractLoadPlanBasedEntityLoader:188/AbstractEntityPersister:4273/DefaultLoadEventListener:511/:481/:222/:119/:92/SessionImpl:1257/:1115/AbstractLazyInitializer:178/:309/ByteBuddyInterceptor:45/ProxyConfiguration:95/fr.an.testhibernatejpafk.domain.Department$HibernateProxy$SssSSlMJ.getDeptManagerId (Unknown Source)/Orika_DepartmentDTO_Department_Mapper931399104629300$1:-1/UseCustomMapperStrategy:77/DefaultBoundMapperFacade:137/Orika_EmployeeDTO4_Employee_Mapper931398938638200$0:-1/UseCustomMapperStrategy:77/MapperFacadeImpl:253/:799/:622/:420/:707/DtoConverter:23/ApiService:54/ApiController:40/NativeMethodAccessorImpl:-2/:62/DelegatingMethodAccessorImpl:43/InvocableHandlerMethod:190/:138/ServletInvocableHandlerMethod:104/RequestMappingHandlerAdapter:892/:797/AbstractHandlerMethodAdapter:87/DispatcherServlet:1039/:942/FrameworkServlet:1005/:897/HttpServlet:634/FrameworkServlet:882/HttpServlet:741/ApplicationFilterChain:231/:166/WsFilter:53/ApplicationFilterChain:193/:166/RequestContextFilter:99/OncePerRequestFilter:107/ApplicationFilterChain:193/:166/FormContentFilter:92/OncePerRequestFilter:107/ApplicationFilterChain:193/:166/HiddenHttpMethodFilter:93/OncePerRequestFilter:107/ApplicationFilterChain:193/:166/CharacterEncodingFilter:200/OncePerRequestFilter:107/ApplicationFilterChain:193/:166/StandardWrapperValve:200/StandardContextValve:96/AuthenticatorBase:490/StandardHostValve:139/ErrorReportValve:92/StandardEngineValve:74/CoyoteAdapter:343/Http11Processor:408/AbstractProcessorLight:66/AbstractProtocol:836/NioEndpoint:1747/SocketProcessorBase:49/ThreadPoolExecutor:1128/:628/TaskThread:61/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K13]/[.K$14]" office:value-type="percentage" office:value="0" calcext:value-type="percentage">
            <text:p>0,00 %</text:p>
          </table:table-cell>
          <table:table-cell table:formula="of:=[.Q12]+[.P13]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10"/>
          <table:table-cell table:formula="of:=SUM([.K2:.K13])" office:value-type="float" office:value="78" calcext:value-type="float">
            <text:p>78</text:p>
          </table:table-cell>
          <table:table-cell table:formula="of:=SUM([.L2:.L13])" office:value-type="float" office:value="5247" calcext:value-type="float">
            <text:p>5247</text:p>
          </table:table-cell>
          <table:table-cell table:number-columns-repeated="5"/>
        </table:table-row>
        <table:table-row table:style-name="ro1" table:number-rows-repeated="104856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7:21:06.745000000</dc:date>
    <meta:editing-duration>PT3M9S</meta:editing-duration>
    <meta:editing-cycles>1</meta:editing-cycles>
    <meta:document-statistic meta:table-count="1" meta:cell-count="217" meta:object-count="0"/>
    <meta:generator>LibreOffice/6.1.4.2$Windows_X86_64 LibreOffice_project/9d0f32d1f0b509096fd65e0d4bec26ddd1938fd3</meta:generator>
  </office:meta>
</office:document-meta>
</file>